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51.92398834" calcext:value-type="float">
            <text:p>51,92398834</text:p>
          </table:table-cell>
          <table:table-cell office:value-type="float" office:value="8.219073979E-027" calcext:value-type="float">
            <text:p>8,22E-027</text:p>
          </table:table-cell>
          <table:table-cell office:value-type="float" office:value="4.104520798" calcext:value-type="float">
            <text:p>4,104520798</text:p>
          </table:table-cell>
          <table:table-cell table:style-name="ce2" table:formula="of:=([.E3]-[.E2])/[.E2]" office:value-type="float" office:value="0.00401779565498506" calcext:value-type="float">
            <text:p>0,00401779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432" calcext:value-type="float">
            <text:p>68432</text:p>
          </table:table-cell>
          <table:table-cell office:value-type="float" office:value="70.63524628" calcext:value-type="float">
            <text:p>70,63524628</text:p>
          </table:table-cell>
          <table:table-cell office:value-type="float" office:value="9.551419798E-021" calcext:value-type="float">
            <text:p>9,55E-021</text:p>
          </table:table-cell>
          <table:table-cell office:value-type="float" office:value="2.913120508" calcext:value-type="float">
            <text:p>2,91312050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432" calcext:value-type="float">
            <text:p>68432</text:p>
          </table:table-cell>
          <table:table-cell office:value-type="float" office:value="68.36643982" calcext:value-type="float">
            <text:p>68,36643982</text:p>
          </table:table-cell>
          <table:table-cell office:value-type="float" office:value="1.131395589E-020" calcext:value-type="float">
            <text:p>1,13E-020</text:p>
          </table:table-cell>
          <table:table-cell office:value-type="float" office:value="2.916006804" calcext:value-type="float">
            <text:p>2,916006804</text:p>
          </table:table-cell>
          <table:table-cell table:formula="of:=([.E5]-[.E4])/[.E4]" office:value-type="float" office:value="0.000990791830298094" calcext:value-type="float">
            <text:p>0,00099079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561" calcext:value-type="float">
            <text:p>68561</text:p>
          </table:table-cell>
          <table:table-cell office:value-type="float" office:value="95.4666214" calcext:value-type="float">
            <text:p>95,4666214</text:p>
          </table:table-cell>
          <table:table-cell office:value-type="float" office:value="1.023702762E-017" calcext:value-type="float">
            <text:p>1,02E-017</text:p>
          </table:table-cell>
          <table:table-cell office:value-type="float" office:value="2.366261005" calcext:value-type="float">
            <text:p>2,36626100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561" calcext:value-type="float">
            <text:p>68561</text:p>
          </table:table-cell>
          <table:table-cell office:value-type="float" office:value="113.0033569" calcext:value-type="float">
            <text:p>113,0033569</text:p>
          </table:table-cell>
          <table:table-cell office:value-type="float" office:value="9.545751123E-018" calcext:value-type="float">
            <text:p>9,55E-018</text:p>
          </table:table-cell>
          <table:table-cell office:value-type="float" office:value="2.367847919" calcext:value-type="float">
            <text:p>2,367847919</text:p>
          </table:table-cell>
          <table:table-cell table:style-name="ce3" table:formula="of:=([.E7]-[.E6])/[.E6]" office:value-type="float" office:value="0.000670641994541837" calcext:value-type="float">
            <text:p>0,00067064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634" calcext:value-type="float">
            <text:p>68634</text:p>
          </table:table-cell>
          <table:table-cell office:value-type="float" office:value="112.9059982" calcext:value-type="float">
            <text:p>112,9059982</text:p>
          </table:table-cell>
          <table:table-cell office:value-type="float" office:value="5.1055345E-016" calcext:value-type="float">
            <text:p>5,11E-016</text:p>
          </table:table-cell>
          <table:table-cell office:value-type="float" office:value="2.028526306" calcext:value-type="float">
            <text:p>2,02852630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634" calcext:value-type="float">
            <text:p>68634</text:p>
          </table:table-cell>
          <table:table-cell office:value-type="float" office:value="113.9384766" calcext:value-type="float">
            <text:p>113,9384766</text:p>
          </table:table-cell>
          <table:table-cell office:value-type="float" office:value="5.512232076E-016" calcext:value-type="float">
            <text:p>5,51E-016</text:p>
          </table:table-cell>
          <table:table-cell office:value-type="float" office:value="2.030247211" calcext:value-type="float">
            <text:p>2,030247211</text:p>
          </table:table-cell>
          <table:table-cell table:style-name="ce3" table:formula="of:=([.E9]-[.E8])/[.E8]" office:value-type="float" office:value="0.000848352321046999" calcext:value-type="float">
            <text:p>0,000848352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739" calcext:value-type="float">
            <text:p>68739</text:p>
          </table:table-cell>
          <table:table-cell office:value-type="float" office:value="180.5441895" calcext:value-type="float">
            <text:p>180,5441895</text:p>
          </table:table-cell>
          <table:table-cell office:value-type="float" office:value="0.0000000000001586926933" calcext:value-type="float">
            <text:p>1,59E-013</text:p>
          </table:table-cell>
          <table:table-cell office:value-type="float" office:value="1.792847872" calcext:value-type="float">
            <text:p>1,79284787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739" calcext:value-type="float">
            <text:p>68739</text:p>
          </table:table-cell>
          <table:table-cell office:value-type="float" office:value="186.5672607" calcext:value-type="float">
            <text:p>186,5672607</text:p>
          </table:table-cell>
          <table:table-cell office:value-type="float" office:value="0.0000000000001584625172" calcext:value-type="float">
            <text:p>1,58E-013</text:p>
          </table:table-cell>
          <table:table-cell office:value-type="float" office:value="1.794121385" calcext:value-type="float">
            <text:p>1,794121385</text:p>
          </table:table-cell>
          <table:table-cell table:style-name="ce3" table:formula="of:=([.E11]-[.E10])/[.E10]" office:value-type="float" office:value="0.000710329649207344" calcext:value-type="float">
            <text:p>0,000710329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951" calcext:value-type="float">
            <text:p>68951</text:p>
          </table:table-cell>
          <table:table-cell office:value-type="float" office:value="187.7053986" calcext:value-type="float">
            <text:p>187,7053986</text:p>
          </table:table-cell>
          <table:table-cell office:value-type="float" office:value="0.0000000000007463686245" calcext:value-type="float">
            <text:p>7,46E-013</text:p>
          </table:table-cell>
          <table:table-cell office:value-type="float" office:value="1.631983042" calcext:value-type="float">
            <text:p>1,63198304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951" calcext:value-type="float">
            <text:p>68951</text:p>
          </table:table-cell>
          <table:table-cell office:value-type="float" office:value="232.5063629" calcext:value-type="float">
            <text:p>232,5063629</text:p>
          </table:table-cell>
          <table:table-cell office:value-type="float" office:value="0.0000000000007118272443" calcext:value-type="float">
            <text:p>7,12E-013</text:p>
          </table:table-cell>
          <table:table-cell office:value-type="float" office:value="1.6349473" calcext:value-type="float">
            <text:p>1,6349473</text:p>
          </table:table-cell>
          <table:table-cell table:formula="of:=([.E13]-[.E12])/[.E12]" office:value-type="float" office:value="0.00181635343242739" calcext:value-type="float">
            <text:p>0,001816353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098" calcext:value-type="float">
            <text:p>69098</text:p>
          </table:table-cell>
          <table:table-cell office:value-type="float" office:value="373.5237427" calcext:value-type="float">
            <text:p>373,5237427</text:p>
          </table:table-cell>
          <table:table-cell office:value-type="float" office:value="0.00000000006130940894" calcext:value-type="float">
            <text:p>6,13E-011</text:p>
          </table:table-cell>
          <table:table-cell office:value-type="float" office:value="1.513569832" calcext:value-type="float">
            <text:p>1,51356983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098" calcext:value-type="float">
            <text:p>69098</text:p>
          </table:table-cell>
          <table:table-cell office:value-type="float" office:value="408.7475586" calcext:value-type="float">
            <text:p>408,7475586</text:p>
          </table:table-cell>
          <table:table-cell office:value-type="float" office:value="0.00000000006129396296" calcext:value-type="float">
            <text:p>6,13E-011</text:p>
          </table:table-cell>
          <table:table-cell office:value-type="float" office:value="1.515304804" calcext:value-type="float">
            <text:p>1,515304804</text:p>
          </table:table-cell>
          <table:table-cell table:formula="of:=([.E15]-[.E14])/[.E14]" office:value-type="float" office:value="0.00114627813221369" calcext:value-type="float">
            <text:p>0,001146278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118" calcext:value-type="float">
            <text:p>69118</text:p>
          </table:table-cell>
          <table:table-cell office:value-type="float" office:value="356.1556091" calcext:value-type="float">
            <text:p>356,1556091</text:p>
          </table:table-cell>
          <table:table-cell office:value-type="float" office:value="0.0000000006536842179" calcext:value-type="float">
            <text:p>6,54E-010</text:p>
          </table:table-cell>
          <table:table-cell office:value-type="float" office:value="1.396042109" calcext:value-type="float">
            <text:p>1,39604210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118" calcext:value-type="float">
            <text:p>69118</text:p>
          </table:table-cell>
          <table:table-cell office:value-type="float" office:value="542.6730347" calcext:value-type="float">
            <text:p>542,6730347</text:p>
          </table:table-cell>
          <table:table-cell office:value-type="float" office:value="0.000000000653478327" calcext:value-type="float">
            <text:p>6,53E-010</text:p>
          </table:table-cell>
          <table:table-cell office:value-type="float" office:value="1.399419546" calcext:value-type="float">
            <text:p>1,399419546</text:p>
          </table:table-cell>
          <table:table-cell table:formula="of:=([.E17]-[.E16])/[.E16]" office:value-type="float" office:value="0.00241929450281354" calcext:value-type="float">
            <text:p>0,002419294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164" calcext:value-type="float">
            <text:p>69164</text:p>
          </table:table-cell>
          <table:table-cell office:value-type="float" office:value="575.7232666" calcext:value-type="float">
            <text:p>575,7232666</text:p>
          </table:table-cell>
          <table:table-cell office:value-type="float" office:value="0.000000005084103361" calcext:value-type="float">
            <text:p>5,08E-009</text:p>
          </table:table-cell>
          <table:table-cell office:value-type="float" office:value="1.327132583" calcext:value-type="float">
            <text:p>1,32713258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164" calcext:value-type="float">
            <text:p>69164</text:p>
          </table:table-cell>
          <table:table-cell office:value-type="float" office:value="729.2233276" calcext:value-type="float">
            <text:p>729,2233276</text:p>
          </table:table-cell>
          <table:table-cell office:value-type="float" office:value="0.000000005081917553" calcext:value-type="float">
            <text:p>5,08E-009</text:p>
          </table:table-cell>
          <table:table-cell office:value-type="float" office:value="1.331395149" calcext:value-type="float">
            <text:p>1,331395149</text:p>
          </table:table-cell>
          <table:table-cell table:style-name="ce3" table:formula="of:=([.E19]-[.E18])/[.E18]" office:value-type="float" office:value="0.00321186146327926" calcext:value-type="float">
            <text:p>0,00321186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213" calcext:value-type="float">
            <text:p>69213</text:p>
          </table:table-cell>
          <table:table-cell office:value-type="float" office:value="817.4061279" calcext:value-type="float">
            <text:p>817,4061279</text:p>
          </table:table-cell>
          <table:table-cell office:value-type="float" office:value="0.00000003037952467" calcext:value-type="float">
            <text:p>3,04E-008</text:p>
          </table:table-cell>
          <table:table-cell office:value-type="float" office:value="1.26172936" calcext:value-type="float">
            <text:p>1,2617293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213" calcext:value-type="float">
            <text:p>69213</text:p>
          </table:table-cell>
          <table:table-cell office:value-type="float" office:value="815.3851929" calcext:value-type="float">
            <text:p>815,3851929</text:p>
          </table:table-cell>
          <table:table-cell office:value-type="float" office:value="0.00000003034645246" calcext:value-type="float">
            <text:p>3,03E-008</text:p>
          </table:table-cell>
          <table:table-cell office:value-type="float" office:value="1.266317129" calcext:value-type="float">
            <text:p>1,266317129</text:p>
          </table:table-cell>
          <table:table-cell table:style-name="ce3" table:formula="of:=([.E21]-[.E20])/[.E20]" office:value-type="float" office:value="0.00363609593740453" calcext:value-type="float">
            <text:p>0,003636095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9313" calcext:value-type="float">
            <text:p>69313</text:p>
          </table:table-cell>
          <table:table-cell office:value-type="float" office:value="1398.488525" calcext:value-type="float">
            <text:p>1398,488525</text:p>
          </table:table-cell>
          <table:table-cell office:value-type="float" office:value="0.0000000332129737" calcext:value-type="float">
            <text:p>3,32E-008</text:p>
          </table:table-cell>
          <table:table-cell office:value-type="float" office:value="1.299220443" calcext:value-type="float">
            <text:p>1,29922044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94677949182178" calcext:value-type="float">
            <text:p>0,00194677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11:45.962821365</dc:date>
    <meta:document-statistic meta:table-count="1" meta:cell-count="121" meta:object-count="0"/>
    <meta:generator>LibreOffice/4.1.5.3$Linux_X86_64 LibreOffice_project/410m0$Build-3</meta:generator>
  </office:meta>
</office:document-meta>
</file>